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0.43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2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.4cm" svg:height="1.4cm" svg:x="1.302cm" svg:y="3.50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cm" svg:height="1.4cm" svg:x="1.302cm" svg:y="5.90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cm" svg:height="1.4cm" svg:x="3.402cm" svg:y="1.10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cm" svg:y1="2.3cm" svg:x2="2.3cm" svg:y2="3.6cm">
          <text:p/>
        </draw:line>
        <draw:line draw:style-name="gr2" draw:text-style-name="P3" draw:layer="layout" svg:x1="5.9cm" svg:y1="3.6cm" svg:x2="4.6cm" svg:y2="2.3cm">
          <text:p/>
        </draw:line>
        <draw:custom-shape draw:style-name="gr1" draw:text-style-name="P2" draw:layer="layout" svg:width="1.4cm" svg:height="1.4cm" svg:x="5.403cm" svg:y="3.50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cm" svg:y1="4.7cm" svg:x2="2.3cm" svg:y2="6cm">
          <text:p/>
        </draw:line>
        <draw:line draw:style-name="gr2" draw:text-style-name="P3" draw:layer="layout" svg:x1="5.9cm" svg:y1="6cm" svg:x2="4.6cm" svg:y2="4.7cm">
          <text:p/>
        </draw:line>
        <draw:custom-shape draw:style-name="gr1" draw:text-style-name="P2" draw:layer="layout" svg:width="1.4cm" svg:height="1.4cm" svg:x="5.403cm" svg:y="5.90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cm" svg:y1="2.5cm" svg:x2="4.1cm" svg:y2="3.6cm">
          <text:p/>
        </draw:line>
        <draw:custom-shape draw:style-name="gr1" draw:text-style-name="P2" draw:layer="layout" svg:width="1.4cm" svg:height="1.4cm" svg:x="3.4cm" svg:y="3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2cm" svg:x="9.9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9.9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9.9cm" svg:y="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1.248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1.249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cm" svg:height="2cm" svg:x="9.9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9.9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9.9cm" svg:y="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1.232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1.233cm" svg:y="6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cm" svg:height="2cm" svg:x="12.6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12.6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12.6cm" svg:y="8.5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3.932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cm" svg:height="2cm" svg:x="1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14cm" svg:y="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5.332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5.342cm" svg:y="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cm" svg:height="2cm" svg:x="15.7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15.7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15.7cm" svg:y="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7.032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cm" svg:height="2cm" svg:x="18.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6cm" svg:x="18.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18.3cm" svg:y="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3cm" svg:x="19.632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1.4cm" svg:y1="3.6cm" svg:x2="11.4cm" svg:y2="5cm">
          <text:p/>
        </draw:line>
        <draw:line draw:style-name="gr2" draw:text-style-name="P3" draw:layer="layout" svg:x1="11.5cm" svg:y1="6.1cm" svg:x2="13.5cm" svg:y2="6.1cm">
          <text:p/>
        </draw:line>
        <draw:line draw:style-name="gr2" draw:text-style-name="P3" draw:layer="layout" svg:x1="13.5cm" svg:y1="6.1cm" svg:x2="13.5cm" svg:y2="2.4cm">
          <text:p/>
        </draw:line>
        <draw:line draw:style-name="gr8" draw:text-style-name="P3" draw:layer="layout" svg:x1="13.516cm" svg:y1="2.4cm" svg:x2="12.9cm" svg:y2="2.401cm">
          <text:p/>
        </draw:line>
        <draw:line draw:style-name="gr8" draw:text-style-name="P3" draw:layer="layout" svg:x1="11.5cm" svg:y1="6.7cm" svg:x2="13.3cm" svg:y2="6.7cm">
          <text:p/>
        </draw:line>
        <draw:line draw:style-name="gr2" draw:text-style-name="P3" draw:layer="layout" svg:x1="11.4cm" svg:y1="3.7cm" svg:x2="9.6cm" svg:y2="3.7cm">
          <text:p/>
        </draw:line>
        <draw:line draw:style-name="gr2" draw:text-style-name="P3" draw:layer="layout" svg:x1="9.6cm" svg:y1="3.7cm" svg:x2="9.6cm" svg:y2="8.9cm">
          <text:p/>
        </draw:line>
        <draw:line draw:style-name="gr8" draw:text-style-name="P3" draw:layer="layout" svg:x1="9.6cm" svg:y1="8.9cm" svg:x2="12.587cm" svg:y2="8.9cm">
          <text:p/>
        </draw:line>
        <draw:custom-shape draw:style-name="gr6" draw:text-style-name="P4" draw:layer="layout" svg:width="0.3cm" svg:height="0.3cm" svg:x="17.033cm" svg:y="3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7.3cm" svg:y1="3.791cm" svg:x2="19.1cm" svg:y2="3.791cm">
          <text:p/>
        </draw:line>
        <draw:custom-shape draw:style-name="gr6" draw:text-style-name="P4" draw:layer="layout" svg:width="0.3cm" svg:height="0.3cm" svg:x="19.633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9.9cm" svg:y1="6.709cm" svg:x2="21.7cm" svg:y2="6.709cm">
          <text:p/>
        </draw:line>
        <draw:custom-shape draw:style-name="gr6" draw:text-style-name="P4" draw:layer="layout" svg:width="0.3cm" svg:height="0.3cm" svg:x="13.933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4.2cm" svg:y1="10.209cm" svg:x2="16cm" svg:y2="10.209cm">
          <text:p/>
        </draw:line>
        <draw:line draw:style-name="gr8" draw:text-style-name="P3" draw:layer="layout" svg:x1="8.984cm" svg:y1="2.4cm" svg:x2="9.9cm" svg:y2="2.4cm">
          <text:p/>
        </draw:line>
        <draw:line draw:style-name="gr2" draw:text-style-name="P3" draw:layer="layout" svg:x1="9cm" svg:y1="2.4cm" svg:x2="9cm" svg:y2="9.6cm">
          <text:p/>
        </draw:line>
        <draw:line draw:style-name="gr2" draw:text-style-name="P3" draw:layer="layout" svg:x1="14cm" svg:y1="9.6cm" svg:x2="9cm" svg:y2="9.6cm">
          <text:p/>
        </draw:line>
        <draw:line draw:style-name="gr2" draw:text-style-name="P3" draw:layer="layout" svg:x1="15.4cm" svg:y1="6.7cm" svg:x2="13.714cm" svg:y2="6.7cm">
          <text:p/>
        </draw:line>
        <draw:line draw:style-name="gr2" draw:text-style-name="P3" draw:layer="layout" svg:x1="13.7cm" svg:y1="6.7cm" svg:x2="13.68cm" svg:y2="1.2cm">
          <text:p/>
        </draw:line>
        <draw:line draw:style-name="gr2" draw:text-style-name="P3" draw:layer="layout" svg:x1="11.4cm" svg:y1="1.2cm" svg:x2="19.8cm" svg:y2="1.2cm">
          <text:p/>
        </draw:line>
        <draw:line draw:style-name="gr8" draw:text-style-name="P3" draw:layer="layout" svg:x1="11.4cm" svg:y1="1.18cm" svg:x2="11.408cm" svg:y2="2cm">
          <text:p/>
        </draw:line>
        <draw:line draw:style-name="gr8" draw:text-style-name="P3" draw:layer="layout" svg:x1="17.2cm" svg:y1="1.2cm" svg:x2="17.2cm" svg:y2="2.1cm">
          <text:p/>
        </draw:line>
        <draw:line draw:style-name="gr8" draw:text-style-name="P3" draw:layer="layout" svg:x1="19.8cm" svg:y1="1.2cm" svg:x2="19.8cm" svg:y2="5cm">
          <text:p/>
        </draw:line>
        <draw:line draw:style-name="gr8" draw:text-style-name="P3" draw:layer="layout" svg:x1="15.6cm" svg:y1="6.1cm" svg:x2="17.4cm" svg:y2="6.1cm">
          <text:p/>
        </draw:line>
        <draw:line draw:style-name="gr2" draw:text-style-name="P3" draw:layer="layout" svg:x1="17.086cm" svg:y1="3.2cm" svg:x2="15.4cm" svg:y2="3.2cm">
          <text:p/>
        </draw:line>
        <draw:line draw:style-name="gr8" draw:text-style-name="P3" draw:layer="layout" svg:x1="15.4cm" svg:y1="3.2cm" svg:x2="15.4cm" svg:y2="5cm">
          <text:p/>
        </draw:line>
        <draw:line draw:style-name="gr2" draw:text-style-name="P3" draw:layer="layout" svg:x1="19.786cm" svg:y1="6.1cm" svg:x2="17.9cm" svg:y2="6.1cm">
          <text:p/>
        </draw:line>
        <draw:line draw:style-name="gr2" draw:text-style-name="P3" draw:layer="layout" svg:x1="17.92cm" svg:y1="6.1cm" svg:x2="17.92cm" svg:y2="5.4cm">
          <text:p/>
        </draw:line>
        <draw:line draw:style-name="gr8" draw:text-style-name="P3" draw:layer="layout" svg:x1="17.944cm" svg:y1="5.4cm" svg:x2="17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1:07:40.766000000</meta:creation-date>
    <dc:date>2021-11-18T12:25:22.830000000</dc:date>
    <meta:editing-duration>PT1H17M27S</meta:editing-duration>
    <meta:editing-cycles>27</meta:editing-cycles>
    <meta:generator>LibreOffice/5.4.3.2$Windows_X86_64 LibreOffice_project/92a7159f7e4af62137622921e809f8546db437e5</meta:generator>
    <meta:document-statistic meta:object-count="67"/>
  </office:meta>
</office:document-meta>
</file>